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7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8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8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8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T12_125" style:family="text">
      <style:text-properties style:font-name="Times New Roman" style:font-name-asian="Times New Roman" style:font-name-complex="Times New Roman"/>
    </style:style>
    <style:style style:name="T12_126" style:family="text">
      <style:text-properties style:font-name="Times New Roman" style:font-name-asian="Times New Roman" style:font-name-complex="Times New Roman"/>
    </style:style>
    <style:style style:name="T12_127" style:family="text">
      <style:text-properties style:font-name="Times New Roman" style:font-name-asian="Times New Roman" style:font-name-complex="Times New Roman"/>
    </style:style>
    <style:style style:name="T12_128" style:family="text">
      <style:text-properties style:font-name="Times New Roman" style:font-name-asian="Times New Roman" style:font-name-complex="Times New Roman"/>
    </style:style>
    <style:style style:name="T12_129" style:family="text">
      <style:text-properties style:font-name="Times New Roman" style:font-name-asian="Times New Roman" style:font-name-complex="Times New Roman"/>
    </style:style>
    <style:style style:name="T12_130" style:family="text">
      <style:text-properties style:font-name="Times New Roman" style:font-name-asian="Times New Roman" style:font-name-complex="Times New Roman"/>
    </style:style>
    <style:style style:name="T12_131" style:family="text">
      <style:text-properties style:font-name="Times New Roman" style:font-name-asian="Times New Roman" style:font-name-complex="Times New Roman"/>
    </style:style>
    <style:style style:name="T12_132" style:family="text">
      <style:text-properties style:font-name="Times New Roman" style:font-name-asian="Times New Roman" style:font-name-complex="Times New Roman"/>
    </style:style>
    <style:style style:name="T12_133" style:family="text">
      <style:text-properties style:font-name="Times New Roman" style:font-name-asian="Times New Roman" style:font-name-complex="Times New Roman"/>
    </style:style>
    <style:style style:name="T12_134" style:family="text">
      <style:text-properties style:font-name="Times New Roman" style:font-name-asian="Times New Roman" style:font-name-complex="Times New Roman"/>
    </style:style>
    <style:style style:name="T12_135" style:family="text">
      <style:text-properties style:font-name="Times New Roman" style:font-name-asian="Times New Roman" style:font-name-complex="Times New Roman"/>
    </style:style>
    <style:style style:name="T12_136" style:family="text">
      <style:text-properties style:font-name="Times New Roman" style:font-name-asian="Times New Roman" style:font-name-complex="Times New Roman"/>
    </style:style>
    <style:style style:name="T12_137" style:family="text">
      <style:text-properties style:font-name="Times New Roman" style:font-name-asian="Times New Roman" style:font-name-complex="Times New Roman"/>
    </style:style>
    <style:style style:name="T12_138" style:family="text">
      <style:text-properties style:font-name="Times New Roman" style:font-name-asian="Times New Roman" style:font-name-complex="Times New Roman"/>
    </style:style>
    <style:style style:name="T12_139" style:family="text">
      <style:text-properties style:font-name="Times New Roman" style:font-name-asian="Times New Roman" style:font-name-complex="Times New Roman"/>
    </style:style>
    <style:style style:name="T12_140" style:family="text">
      <style:text-properties style:font-name="Times New Roman" style:font-name-asian="Times New Roman" style:font-name-complex="Times New Roman"/>
    </style:style>
    <style:style style:name="T12_141" style:family="text">
      <style:text-properties style:font-name="Times New Roman" style:font-name-asian="Times New Roman" style:font-name-complex="Times New Roman"/>
    </style:style>
    <style:style style:name="T12_142" style:family="text">
      <style:text-properties style:font-name="Times New Roman" style:font-name-asian="Times New Roman" style:font-name-complex="Times New Roman"/>
    </style:style>
    <style:style style:name="T12_143" style:family="text">
      <style:text-properties style:font-name="Times New Roman" style:font-name-asian="Times New Roman" style:font-name-complex="Times New Roman"/>
    </style:style>
    <style:style style:name="T12_144" style:family="text">
      <style:text-properties style:font-name="Times New Roman" style:font-name-asian="Times New Roman" style:font-name-complex="Times New Roman"/>
    </style:style>
    <style:style style:name="T12_145" style:family="text">
      <style:text-properties style:font-name="Times New Roman" style:font-name-asian="Times New Roman" style:font-name-complex="Times New Roman"/>
    </style:style>
    <style:style style:name="T12_146" style:family="text">
      <style:text-properties style:font-name="Times New Roman" style:font-name-asian="Times New Roman" style:font-name-complex="Times New Roman"/>
    </style:style>
    <style:style style:name="T12_147" style:family="text">
      <style:text-properties style:font-name="Times New Roman" style:font-name-asian="Times New Roman" style:font-name-complex="Times New Roman"/>
    </style:style>
    <style:style style:name="T12_148" style:family="text">
      <style:text-properties style:font-name="Times New Roman" style:font-name-asian="Times New Roman" style:font-name-complex="Times New Roman"/>
    </style:style>
    <style:style style:name="T12_149" style:family="text">
      <style:text-properties style:font-name="Times New Roman" style:font-name-asian="Times New Roman" style:font-name-complex="Times New Roman"/>
    </style:style>
    <style:style style:name="T12_150" style:family="text">
      <style:text-properties style:font-name="Times New Roman" style:font-name-asian="Times New Roman" style:font-name-complex="Times New Roman"/>
    </style:style>
    <style:style style:name="T12_151" style:family="text">
      <style:text-properties style:font-name="Times New Roman" style:font-name-asian="Times New Roman" style:font-name-complex="Times New Roman"/>
    </style:style>
    <style:style style:name="T12_152" style:family="text">
      <style:text-properties style:font-name="Times New Roman" style:font-name-asian="Times New Roman" style:font-name-complex="Times New Roman"/>
    </style:style>
    <style:style style:name="T12_153" style:family="text">
      <style:text-properties style:font-name="Times New Roman" style:font-name-asian="Times New Roman" style:font-name-complex="Times New Roman"/>
    </style:style>
    <style:style style:name="T12_154" style:family="text">
      <style:text-properties style:font-name="Times New Roman" style:font-name-asian="Times New Roman" style:font-name-complex="Times New Roman"/>
    </style:style>
    <style:style style:name="T12_155" style:family="text">
      <style:text-properties style:font-name="Times New Roman" style:font-name-asian="Times New Roman" style:font-name-complex="Times New Roman"/>
    </style:style>
    <style:style style:name="T12_156" style:family="text">
      <style:text-properties style:font-name="Times New Roman" style:font-name-asian="Times New Roman" style:font-name-complex="Times New Roman"/>
    </style:style>
    <style:style style:name="T12_157" style:family="text">
      <style:text-properties style:font-name="Times New Roman" style:font-name-asian="Times New Roman" style:font-name-complex="Times New Roman"/>
    </style:style>
    <style:style style:name="T12_158" style:family="text">
      <style:text-properties style:font-name="Times New Roman" style:font-name-asian="Times New Roman" style:font-name-complex="Times New Roman"/>
    </style:style>
    <style:style style:name="T12_159" style:family="text">
      <style:text-properties style:font-name="Times New Roman" style:font-name-asian="Times New Roman" style:font-name-complex="Times New Roman"/>
    </style:style>
    <style:style style:name="T12_160" style:family="text">
      <style:text-properties style:font-name="Times New Roman" style:font-name-asian="Times New Roman" style:font-name-complex="Times New Roman"/>
    </style:style>
    <style:style style:name="T12_161" style:family="text">
      <style:text-properties style:font-name="Times New Roman" style:font-name-asian="Times New Roman" style:font-name-complex="Times New Roman"/>
    </style:style>
    <style:style style:name="T12_162" style:family="text">
      <style:text-properties style:font-name="Times New Roman" style:font-name-asian="Times New Roman" style:font-name-complex="Times New Roman"/>
    </style:style>
    <style:style style:name="T12_163" style:family="text">
      <style:text-properties style:font-name="Times New Roman" style:font-name-asian="Times New Roman" style:font-name-complex="Times New Roman"/>
    </style:style>
    <style:style style:name="T12_164" style:family="text">
      <style:text-properties style:font-name="Times New Roman" style:font-name-asian="Times New Roman" style:font-name-complex="Times New Roman"/>
    </style:style>
    <style:style style:name="T12_165" style:family="text">
      <style:text-properties style:font-name="Times New Roman" style:font-name-asian="Times New Roman" style:font-name-complex="Times New Roman"/>
    </style:style>
    <style:style style:name="T12_166" style:family="text">
      <style:text-properties style:font-name="Times New Roman" style:font-name-asian="Times New Roman" style:font-name-complex="Times New Roman"/>
    </style:style>
    <style:style style:name="T12_167" style:family="text">
      <style:text-properties style:font-name="Times New Roman" style:font-name-asian="Times New Roman" style:font-name-complex="Times New Roman"/>
    </style:style>
    <style:style style:name="T12_168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T14_91" style:family="text">
      <style:text-properties style:font-name="Times New Roman" style:font-name-asian="Times New Roman" style:font-name-complex="Times New Roman"/>
    </style:style>
    <style:style style:name="T14_92" style:family="text">
      <style:text-properties style:font-name="Times New Roman" style:font-name-asian="Times New Roman" style:font-name-complex="Times New Roman"/>
    </style:style>
    <style:style style:name="T14_93" style:family="text">
      <style:text-properties style:font-name="Times New Roman" style:font-name-asian="Times New Roman" style:font-name-complex="Times New Roman"/>
    </style:style>
    <style:style style:name="T14_94" style:family="text">
      <style:text-properties style:font-name="Times New Roman" style:font-name-asian="Times New Roman" style:font-name-complex="Times New Roman"/>
    </style:style>
    <style:style style:name="T14_95" style:family="text">
      <style:text-properties style:font-name="Times New Roman" style:font-name-asian="Times New Roman" style:font-name-complex="Times New Roman"/>
    </style:style>
    <style:style style:name="T14_96" style:family="text">
      <style:text-properties style:font-name="Times New Roman" style:font-name-asian="Times New Roman" style:font-name-complex="Times New Roman"/>
    </style:style>
    <style:style style:name="T14_97" style:family="text">
      <style:text-properties style:font-name="Times New Roman" style:font-name-asian="Times New Roman" style:font-name-complex="Times New Roman"/>
    </style:style>
    <style:style style:name="T14_98" style:family="text">
      <style:text-properties style:font-name="Times New Roman" style:font-name-asian="Times New Roman" style:font-name-complex="Times New Roman"/>
    </style:style>
    <style:style style:name="T14_99" style:family="text">
      <style:text-properties style:font-name="Times New Roman" style:font-name-asian="Times New Roman" style:font-name-complex="Times New Roman"/>
    </style:style>
    <style:style style:name="T14_100" style:family="text">
      <style:text-properties style:font-name="Times New Roman" style:font-name-asian="Times New Roman" style:font-name-complex="Times New Roman"/>
    </style:style>
    <style:style style:name="T14_101" style:family="text">
      <style:text-properties style:font-name="Times New Roman" style:font-name-asian="Times New Roman" style:font-name-complex="Times New Roman"/>
    </style:style>
    <style:style style:name="T14_102" style:family="text">
      <style:text-properties style:font-name="Times New Roman" style:font-name-asian="Times New Roman" style:font-name-complex="Times New Roman"/>
    </style:style>
    <style:style style:name="T14_103" style:family="text">
      <style:text-properties style:font-name="Times New Roman" style:font-name-asian="Times New Roman" style:font-name-complex="Times New Roman"/>
    </style:style>
    <style:style style:name="T14_104" style:family="text">
      <style:text-properties style:font-name="Times New Roman" style:font-name-asian="Times New Roman" style:font-name-complex="Times New Roman"/>
    </style:style>
    <style:style style:name="T14_105" style:family="text">
      <style:text-properties style:font-name="Times New Roman" style:font-name-asian="Times New Roman" style:font-name-complex="Times New Roman"/>
    </style:style>
    <style:style style:name="T14_106" style:family="text">
      <style:text-properties style:font-name="Times New Roman" style:font-name-asian="Times New Roman" style:font-name-complex="Times New Roman"/>
    </style:style>
    <style:style style:name="T14_107" style:family="text">
      <style:text-properties style:font-name="Times New Roman" style:font-name-asian="Times New Roman" style:font-name-complex="Times New Roman"/>
    </style:style>
    <style:style style:name="T14_108" style:family="text">
      <style:text-properties style:font-name="Times New Roman" style:font-name-asian="Times New Roman" style:font-name-complex="Times New Roman"/>
    </style:style>
    <style:style style:name="T14_109" style:family="text">
      <style:text-properties style:font-name="Times New Roman" style:font-name-asian="Times New Roman" style:font-name-complex="Times New Roman"/>
    </style:style>
    <style:style style:name="T14_110" style:family="text">
      <style:text-properties style:font-name="Times New Roman" style:font-name-asian="Times New Roman" style:font-name-complex="Times New Roman"/>
    </style:style>
    <style:style style:name="T14_111" style:family="text">
      <style:text-properties style:font-name="Times New Roman" style:font-name-asian="Times New Roman" style:font-name-complex="Times New Roman"/>
    </style:style>
    <style:style style:name="T14_112" style:family="text">
      <style:text-properties style:font-name="Times New Roman" style:font-name-asian="Times New Roman" style:font-name-complex="Times New Roman"/>
    </style:style>
    <style:style style:name="T14_113" style:family="text">
      <style:text-properties style:font-name="Times New Roman" style:font-name-asian="Times New Roman" style:font-name-complex="Times New Roman"/>
    </style:style>
    <style:style style:name="T14_114" style:family="text">
      <style:text-properties style:font-name="Times New Roman" style:font-name-asian="Times New Roman" style:font-name-complex="Times New Roman"/>
    </style:style>
    <style:style style:name="T14_115" style:family="text">
      <style:text-properties style:font-name="Times New Roman" style:font-name-asian="Times New Roman" style:font-name-complex="Times New Roman"/>
    </style:style>
    <style:style style:name="T14_116" style:family="text">
      <style:text-properties style:font-name="Times New Roman" style:font-name-asian="Times New Roman" style:font-name-complex="Times New Roman"/>
    </style:style>
    <style:style style:name="T14_117" style:family="text">
      <style:text-properties style:font-name="Times New Roman" style:font-name-asian="Times New Roman" style:font-name-complex="Times New Roman"/>
    </style:style>
    <style:style style:name="T14_118" style:family="text">
      <style:text-properties style:font-name="Times New Roman" style:font-name-asian="Times New Roman" style:font-name-complex="Times New Roman"/>
    </style:style>
    <style:style style:name="T14_119" style:family="text">
      <style:text-properties style:font-name="Times New Roman" style:font-name-asian="Times New Roman" style:font-name-complex="Times New Roman"/>
    </style:style>
    <style:style style:name="T14_120" style:family="text">
      <style:text-properties style:font-name="Times New Roman" style:font-name-asian="Times New Roman" style:font-name-complex="Times New Roman"/>
    </style:style>
    <style:style style:name="T14_121" style:family="text">
      <style:text-properties style:font-name="Times New Roman" style:font-name-asian="Times New Roman" style:font-name-complex="Times New Roman"/>
    </style:style>
    <style:style style:name="T14_122" style:family="text">
      <style:text-properties style:font-name="Times New Roman" style:font-name-asian="Times New Roman" style:font-name-complex="Times New Roman"/>
    </style:style>
    <style:style style:name="T14_123" style:family="text">
      <style:text-properties style:font-name="Times New Roman" style:font-name-asian="Times New Roman" style:font-name-complex="Times New Roman"/>
    </style:style>
    <style:style style:name="T14_124" style:family="text">
      <style:text-properties style:font-name="Times New Roman" style:font-name-asian="Times New Roman" style:font-name-complex="Times New Roman"/>
    </style:style>
    <style:style style:name="T14_125" style:family="text">
      <style:text-properties style:font-name="Times New Roman" style:font-name-asian="Times New Roman" style:font-name-complex="Times New Roman"/>
    </style:style>
    <style:style style:name="T14_126" style:family="text">
      <style:text-properties style:font-name="Times New Roman" style:font-name-asian="Times New Roman" style:font-name-complex="Times New Roman"/>
    </style:style>
    <style:style style:name="T14_127" style:family="text">
      <style:text-properties style:font-name="Times New Roman" style:font-name-asian="Times New Roman" style:font-name-complex="Times New Roman"/>
    </style:style>
    <style:style style:name="T14_128" style:family="text">
      <style:text-properties style:font-name="Times New Roman" style:font-name-asian="Times New Roman" style:font-name-complex="Times New Roman"/>
    </style:style>
    <style:style style:name="T14_129" style:family="text">
      <style:text-properties style:font-name="Times New Roman" style:font-name-asian="Times New Roman" style:font-name-complex="Times New Roman"/>
    </style:style>
    <style:style style:name="T14_130" style:family="text">
      <style:text-properties style:font-name="Times New Roman" style:font-name-asian="Times New Roman" style:font-name-complex="Times New Roman"/>
    </style:style>
    <style:style style:name="T14_131" style:family="text">
      <style:text-properties style:font-name="Times New Roman" style:font-name-asian="Times New Roman" style:font-name-complex="Times New Roman"/>
    </style:style>
    <style:style style:name="T14_132" style:family="text">
      <style:text-properties style:font-name="Times New Roman" style:font-name-asian="Times New Roman" style:font-name-complex="Times New Roman"/>
    </style:style>
    <style:style style:name="T14_133" style:family="text">
      <style:text-properties style:font-name="Times New Roman" style:font-name-asian="Times New Roman" style:font-name-complex="Times New Roman"/>
    </style:style>
    <style:style style:name="T14_134" style:family="text">
      <style:text-properties style:font-name="Times New Roman" style:font-name-asian="Times New Roman" style:font-name-complex="Times New Roman"/>
    </style:style>
    <style:style style:name="T14_135" style:family="text">
      <style:text-properties style:font-name="Times New Roman" style:font-name-asian="Times New Roman" style:font-name-complex="Times New Roman"/>
    </style:style>
    <style:style style:name="T14_136" style:family="text">
      <style:text-properties style:font-name="Times New Roman" style:font-name-asian="Times New Roman" style:font-name-complex="Times New Roman"/>
    </style:style>
    <style:style style:name="T14_137" style:family="text">
      <style:text-properties style:font-name="Times New Roman" style:font-name-asian="Times New Roman" style:font-name-complex="Times New Roman"/>
    </style:style>
    <style:style style:name="T14_138" style:family="text">
      <style:text-properties style:font-name="Times New Roman" style:font-name-asian="Times New Roman" style:font-name-complex="Times New Roman"/>
    </style:style>
    <style:style style:name="T14_139" style:family="text">
      <style:text-properties style:font-name="Times New Roman" style:font-name-asian="Times New Roman" style:font-name-complex="Times New Roman"/>
    </style:style>
    <style:style style:name="T14_140" style:family="text">
      <style:text-properties style:font-name="Times New Roman" style:font-name-asian="Times New Roman" style:font-name-complex="Times New Roman"/>
    </style:style>
    <style:style style:name="T14_141" style:family="text">
      <style:text-properties style:font-name="Times New Roman" style:font-name-asian="Times New Roman" style:font-name-complex="Times New Roman"/>
    </style:style>
    <style:style style:name="T14_142" style:family="text">
      <style:text-properties style:font-name="Times New Roman" style:font-name-asian="Times New Roman" style:font-name-complex="Times New Roman"/>
    </style:style>
    <style:style style:name="T14_143" style:family="text">
      <style:text-properties style:font-name="Times New Roman" style:font-name-asian="Times New Roman" style:font-name-complex="Times New Roman"/>
    </style:style>
    <style:style style:name="T14_144" style:family="text">
      <style:text-properties style:font-name="Times New Roman" style:font-name-asian="Times New Roman" style:font-name-complex="Times New Roman"/>
    </style:style>
    <style:style style:name="T14_145" style:family="text">
      <style:text-properties style:font-name="Times New Roman" style:font-name-asian="Times New Roman" style:font-name-complex="Times New Roman"/>
    </style:style>
    <style:style style:name="T14_146" style:family="text">
      <style:text-properties style:font-name="Times New Roman" style:font-name-asian="Times New Roman" style:font-name-complex="Times New Roman"/>
    </style:style>
    <style:style style:name="T14_147" style:family="text">
      <style:text-properties style:font-name="Times New Roman" style:font-name-asian="Times New Roman" style:font-name-complex="Times New Roman"/>
    </style:style>
    <style:style style:name="T14_148" style:family="text">
      <style:text-properties style:font-name="Times New Roman" style:font-name-asian="Times New Roman" style:font-name-complex="Times New Roman"/>
    </style:style>
    <style:style style:name="T14_149" style:family="text">
      <style:text-properties style:font-name="Times New Roman" style:font-name-asian="Times New Roman" style:font-name-complex="Times New Roman"/>
    </style:style>
    <style:style style:name="T14_150" style:family="text">
      <style:text-properties style:font-name="Times New Roman" style:font-name-asian="Times New Roman" style:font-name-complex="Times New Roman"/>
    </style:style>
    <style:style style:name="T14_151" style:family="text">
      <style:text-properties style:font-name="Times New Roman" style:font-name-asian="Times New Roman" style:font-name-complex="Times New Roman"/>
    </style:style>
    <style:style style:name="T14_152" style:family="text">
      <style:text-properties style:font-name="Times New Roman" style:font-name-asian="Times New Roman" style:font-name-complex="Times New Roman"/>
    </style:style>
    <style:style style:name="T14_153" style:family="text">
      <style:text-properties style:font-name="Times New Roman" style:font-name-asian="Times New Roman" style:font-name-complex="Times New Roman"/>
    </style:style>
    <style:style style:name="T14_154" style:family="text">
      <style:text-properties style:font-name="Times New Roman" style:font-name-asian="Times New Roman" style:font-name-complex="Times New Roman"/>
    </style:style>
    <style:style style:name="T14_155" style:family="text">
      <style:text-properties style:font-name="Times New Roman" style:font-name-asian="Times New Roman" style:font-name-complex="Times New Roman"/>
    </style:style>
    <style:style style:name="T14_156" style:family="text">
      <style:text-properties style:font-name="Times New Roman" style:font-name-asian="Times New Roman" style:font-name-complex="Times New Roman"/>
    </style:style>
    <style:style style:name="T14_157" style:family="text">
      <style:text-properties style:font-name="Times New Roman" style:font-name-asian="Times New Roman" style:font-name-complex="Times New Roman"/>
    </style:style>
    <style:style style:name="T14_158" style:family="text">
      <style:text-properties style:font-name="Times New Roman" style:font-name-asian="Times New Roman" style:font-name-complex="Times New Roman"/>
    </style:style>
    <style:style style:name="T14_159" style:family="text">
      <style:text-properties style:font-name="Times New Roman" style:font-name-asian="Times New Roman" style:font-name-complex="Times New Roman"/>
    </style:style>
    <style:style style:name="T14_160" style:family="text">
      <style:text-properties style:font-name="Times New Roman" style:font-name-asian="Times New Roman" style:font-name-complex="Times New Roman"/>
    </style:style>
    <style:style style:name="T14_161" style:family="text">
      <style:text-properties style:font-name="Times New Roman" style:font-name-asian="Times New Roman" style:font-name-complex="Times New Roman"/>
    </style:style>
    <style:style style:name="T14_162" style:family="text">
      <style:text-properties style:font-name="Times New Roman" style:font-name-asian="Times New Roman" style:font-name-complex="Times New Roman"/>
    </style:style>
    <style:style style:name="T14_163" style:family="text">
      <style:text-properties style:font-name="Times New Roman" style:font-name-asian="Times New Roman" style:font-name-complex="Times New Roman"/>
    </style:style>
    <style:style style:name="T14_164" style:family="text">
      <style:text-properties style:font-name="Times New Roman" style:font-name-asian="Times New Roman" style:font-name-complex="Times New Roman"/>
    </style:style>
    <style:style style:name="T14_165" style:family="text">
      <style:text-properties style:font-name="Times New Roman" style:font-name-asian="Times New Roman" style:font-name-complex="Times New Roman"/>
    </style:style>
    <style:style style:name="T14_166" style:family="text">
      <style:text-properties style:font-name="Times New Roman" style:font-name-asian="Times New Roman" style:font-name-complex="Times New Roman"/>
    </style:style>
    <style:style style:name="T14_167" style:family="text">
      <style:text-properties style:font-name="Times New Roman" style:font-name-asian="Times New Roman" style:font-name-complex="Times New Roman"/>
    </style:style>
    <style:style style:name="T14_168" style:family="text">
      <style:text-properties style:font-name="Times New Roman" style:font-name-asian="Times New Roman" style:font-name-complex="Times New Roman"/>
    </style:style>
    <style:style style:name="T14_169" style:family="text">
      <style:text-properties style:font-name="Times New Roman" style:font-name-asian="Times New Roman" style:font-name-complex="Times New Roman"/>
    </style:style>
    <style:style style:name="T14_170" style:family="text">
      <style:text-properties style:font-name="Times New Roman" style:font-name-asian="Times New Roman" style:font-name-complex="Times New Roman"/>
    </style:style>
    <style:style style:name="T14_171" style:family="text">
      <style:text-properties style:font-name="Times New Roman" style:font-name-asian="Times New Roman" style:font-name-complex="Times New Roman"/>
    </style:style>
    <style:style style:name="T14_172" style:family="text">
      <style:text-properties style:font-name="Times New Roman" style:font-name-asian="Times New Roman" style:font-name-complex="Times New Roman"/>
    </style:style>
    <style:style style:name="T14_173" style:family="text">
      <style:text-properties style:font-name="Times New Roman" style:font-name-asian="Times New Roman" style:font-name-complex="Times New Roman"/>
    </style:style>
    <style:style style:name="T14_174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Felieton</text:span><text:span text:style-name="T1_2"><text:s/>10</text:span></text:p>
      <text:p text:style-name="P2"><text:span text:style-name="T2_1"><text:s/></text:span></text:p>
      <text:p text:style-name="P3"><text:span text:style-name="T3_1">Pamiętnik</text:span><text:span text:style-name="T3_2"><text:s/></text:span><text:span text:style-name="T3_3">Oficera</text:span><text:span text:style-name="T3_4"><text:s/></text:span><text:span text:style-name="T3_5">Maremachtu</text:span><text:span text:style-name="T3_6"><text:s/>10</text:span></text:p>
      <text:p text:style-name="P4"><text:span text:style-name="T4_1"><text:s/></text:span></text:p>
      <text:p text:style-name="P5"><text:span text:style-name="T5_1">Elementy</text:span><text:span text:style-name="T5_2"><text:s/></text:span><text:span text:style-name="T5_3">hipokryzji</text:span><text:span text:style-name="T5_4">?</text:span></text:p>
      <text:p text:style-name="P6"><text:span text:style-name="T6_1"><text:s/></text:span></text:p>
      <text:p text:style-name="P7"><text:span text:style-name="T7_1">–<text:s/></text:span><text:span text:style-name="T7_2">Kto</text:span><text:span text:style-name="T7_3"><text:s/></text:span><text:span text:style-name="T7_4">jest</text:span><text:span text:style-name="T7_5"><text:s/></text:span><text:span text:style-name="T7_6">twoim</text:span><text:span text:style-name="T7_7"><text:s/></text:span><text:span text:style-name="T7_8">ulubionym</text:span><text:span text:style-name="T7_9"><text:s/></text:span><text:span text:style-name="T7_10">kucykiem</text:span><text:span text:style-name="T7_11">?</text:span></text:p>
      <text:p text:style-name="P8"><text:span text:style-name="T8_1">–<text:s/></text:span><text:span text:style-name="T8_2">Fluttershy</text:span><text:span text:style-name="T8_3">,<text:s/></text:span><text:span text:style-name="T8_4">bo</text:span><text:span text:style-name="T8_5"><text:s/></text:span><text:span text:style-name="T8_6">jest</text:span><text:span text:style-name="T8_7"><text:s/></text:span><text:span text:style-name="T8_8">tak</text:span><text:span text:style-name="T8_9"><text:s/></text:span><text:span text:style-name="T8_10">nieśmiała</text:span><text:span text:style-name="T8_11"><text:s/></text:span><text:span text:style-name="T8_12">i</text:span><text:span text:style-name="T8_13"><text:s/></text:span><text:span text:style-name="T8_14">miła</text:span><text:span text:style-name="T8_15"><text:s/></text:span><text:span text:style-name="T8_16">jak</text:span><text:span text:style-name="T8_17"><text:s/></text:span><text:span text:style-name="T8_18">ja</text:span><text:span text:style-name="T8_19">!</text:span></text:p>
      <text:p text:style-name="P9"><text:span text:style-name="T9_1">–<text:s/></text:span><text:span text:style-name="T9_2">A</text:span><text:span text:style-name="T9_3"><text:s/></text:span><text:span text:style-name="T9_4">może</text:span><text:span text:style-name="T9_5"><text:s/></text:span><text:span text:style-name="T9_6">Twilight</text:span><text:span text:style-name="T9_7">?<text:s/></text:span><text:span text:style-name="T9_8">No</text:span><text:span text:style-name="T9_9"><text:s/></text:span><text:span text:style-name="T9_10">bo</text:span><text:span text:style-name="T9_11"><text:s/></text:span><text:span text:style-name="T9_12">taka</text:span><text:span text:style-name="T9_13"><text:s/></text:span><text:span text:style-name="T9_14">mądra</text:span><text:span text:style-name="T9_15"><text:s/></text:span><text:span text:style-name="T9_16">i</text:span><text:span text:style-name="T9_17"><text:s/></text:span><text:span text:style-name="T9_18">oczytana</text:span><text:span text:style-name="T9_19">.</text:span></text:p>
      <text:p text:style-name="P10"><text:span text:style-name="T10_1">–<text:s/></text:span><text:span text:style-name="T10_2">A</text:span><text:span text:style-name="T10_3"><text:s/></text:span><text:span text:style-name="T10_4">Pinkie</text:span><text:span text:style-name="T10_5"><text:s/></text:span><text:span text:style-name="T10_6">wesoła</text:span><text:span text:style-name="T10_7"><text:s/></text:span><text:span text:style-name="T10_8">i</text:span><text:span text:style-name="T10_9"><text:s/></text:span><text:span text:style-name="T10_10">optymistyczna</text:span><text:span text:style-name="T10_11">!</text:span></text:p>
      <text:p text:style-name="P11"><text:span text:style-name="T11_1">To</text:span><text:span text:style-name="T11_2"><text:s/></text:span><text:span text:style-name="T11_3">wszystko</text:span><text:span text:style-name="T11_4"><text:s/></text:span><text:span text:style-name="T11_5">piękne</text:span><text:span text:style-name="T11_6"><text:s/></text:span><text:span text:style-name="T11_7">sprawy</text:span><text:span text:style-name="T11_8">,<text:s/></text:span><text:span text:style-name="T11_9">a</text:span><text:span text:style-name="T11_10"><text:s/></text:span><text:span text:style-name="T11_11">inspirowanie</text:span><text:span text:style-name="T11_12"><text:s/></text:span><text:span text:style-name="T11_13">się</text:span><text:span text:style-name="T11_14"><text:s/></text:span><text:span text:style-name="T11_15">cnotami</text:span><text:span text:style-name="T11_16"><text:s/></text:span><text:span text:style-name="T11_17">Mane</text:span><text:span text:style-name="T11_18"><text:s/>6<text:s/></text:span><text:span text:style-name="T11_19">to</text:span><text:span text:style-name="T11_20"><text:s/></text:span><text:span text:style-name="T11_21">czyste</text:span><text:span text:style-name="T11_22"><text:s/></text:span><text:span text:style-name="T11_23">szlachectwo</text:span><text:span text:style-name="T11_24">,<text:s/></text:span><text:span text:style-name="T11_25">czyniące</text:span><text:span text:style-name="T11_26"><text:s/></text:span><text:span text:style-name="T11_27">z</text:span><text:span text:style-name="T11_28"><text:s/></text:span><text:span text:style-name="T11_29">nas</text:span><text:span text:style-name="T11_30"><text:s/></text:span><text:span text:style-name="T11_31">po</text:span><text:span text:style-name="T11_32"><text:s/></text:span><text:span text:style-name="T11_33">prostu</text:span><text:span text:style-name="T11_34"><text:s/></text:span><text:span text:style-name="T11_35">lepszych</text:span><text:span text:style-name="T11_36"><text:s/></text:span><text:span text:style-name="T11_37">ludzi</text:span><text:span text:style-name="T11_38">.<text:s/></text:span><text:span text:style-name="T11_39">Już</text:span><text:span text:style-name="T11_40"><text:s/></text:span><text:span text:style-name="T11_41">od</text:span><text:span text:style-name="T11_42"><text:s/></text:span><text:span text:style-name="T11_43">najmłodszych</text:span><text:span text:style-name="T11_44"><text:s/></text:span><text:span text:style-name="T11_45">lat</text:span><text:span text:style-name="T11_46"><text:s/></text:span><text:span text:style-name="T11_47">uczymy</text:span><text:span text:style-name="T11_48"><text:s/></text:span><text:span text:style-name="T11_49">się</text:span><text:span text:style-name="T11_50">,<text:s/></text:span><text:span text:style-name="T11_51">że</text:span><text:span text:style-name="T11_52"><text:s/></text:span><text:span text:style-name="T11_53">należy</text:span><text:span text:style-name="T11_54"><text:s/></text:span><text:span text:style-name="T11_55">być</text:span><text:span text:style-name="T11_56"><text:s/></text:span><text:span text:style-name="T11_57">mądrym</text:span><text:span text:style-name="T11_58">,<text:s/></text:span><text:span text:style-name="T11_59">wesołym</text:span><text:span text:style-name="T11_60">,<text:s/></text:span><text:span text:style-name="T11_61">miłym</text:span><text:span text:style-name="T11_62">,<text:s/></text:span><text:span text:style-name="T11_63">szczodrym</text:span><text:span text:style-name="T11_64">,<text:s/></text:span><text:span text:style-name="T11_65">lojalnym</text:span><text:span text:style-name="T11_66"><text:s/></text:span><text:span text:style-name="T11_67">i</text:span><text:span text:style-name="T11_68"><text:s/></text:span><text:span text:style-name="T11_69">uczciwym</text:span><text:span text:style-name="T11_70">.</text:span></text:p>
      <text:p text:style-name="P12"><text:span text:style-name="T12_1">To</text:span><text:span text:style-name="T12_2"><text:s/></text:span><text:span text:style-name="T12_3">jak</text:span><text:span text:style-name="T12_4"><text:s/></text:span><text:span text:style-name="T12_5">dekalog</text:span><text:span text:style-name="T12_6">,<text:s/></text:span><text:span text:style-name="T12_7">uniwersalny</text:span><text:span text:style-name="T12_8"><text:s/></text:span><text:span text:style-name="T12_9">kod</text:span><text:span text:style-name="T12_10">,<text:s/></text:span><text:span text:style-name="T12_11">pozwalający</text:span><text:span text:style-name="T12_12"><text:s/></text:span><text:span text:style-name="T12_13">egzystować</text:span><text:span text:style-name="T12_14"><text:s/></text:span><text:span text:style-name="T12_15">w</text:span><text:span text:style-name="T12_16"><text:s/></text:span><text:span text:style-name="T12_17">społeczeństwie</text:span><text:span text:style-name="T12_18"><text:s/></text:span><text:span text:style-name="T12_19">i</text:span><text:span text:style-name="T12_20"><text:s/></text:span><text:span text:style-name="T12_21">społeczeństwu</text:span><text:span text:style-name="T12_22"><text:s/></text:span><text:span text:style-name="T12_23">samemu</text:span><text:span text:style-name="T12_24"><text:s/></text:span><text:span text:style-name="T12_25">w</text:span><text:span text:style-name="T12_26"><text:s/></text:span><text:span text:style-name="T12_27">sobie</text:span><text:span text:style-name="T12_28">.<text:s/></text:span><text:span text:style-name="T12_29">Jeśli</text:span><text:span text:style-name="T12_30"><text:s/></text:span><text:span text:style-name="T12_31">tych</text:span><text:span text:style-name="T12_32"><text:s/></text:span><text:span text:style-name="T12_33">elementów</text:span><text:span text:style-name="T12_34"><text:s/></text:span><text:span text:style-name="T12_35">brakuje</text:span><text:span text:style-name="T12_36">,<text:s/></text:span><text:span text:style-name="T12_37">rodzą</text:span><text:span text:style-name="T12_38"><text:s/></text:span><text:span text:style-name="T12_39">się</text:span><text:span text:style-name="T12_40"><text:s/></text:span><text:span text:style-name="T12_41">patologie</text:span><text:span text:style-name="T12_42"><text:s/></text:span><text:span text:style-name="T12_43">i</text:span><text:span text:style-name="T12_44"><text:s/></text:span><text:span text:style-name="T12_45">chaos</text:span><text:span text:style-name="T12_46">,<text:s/></text:span><text:span text:style-name="T12_47">który</text:span><text:span text:style-name="T12_48"><text:s/></text:span><text:span text:style-name="T12_49">odbija</text:span><text:span text:style-name="T12_50"><text:s/></text:span><text:span text:style-name="T12_51">się</text:span><text:span text:style-name="T12_52"><text:s/></text:span><text:span text:style-name="T12_53">różnymi</text:span><text:span text:style-name="T12_54"><text:s/></text:span><text:span text:style-name="T12_55">społecznymi</text:span><text:span text:style-name="T12_56"><text:s/></text:span><text:span text:style-name="T12_57">dysfunkcjami</text:span><text:span text:style-name="T12_58">.<text:s/></text:span><text:span text:style-name="T12_59">Tutaj</text:span><text:span text:style-name="T12_60"><text:s/></text:span><text:span text:style-name="T12_61">nawiązanie</text:span><text:span text:style-name="T12_62"><text:s/></text:span><text:span text:style-name="T12_63">do</text:span><text:span text:style-name="T12_64"><text:s/></text:span><text:span text:style-name="T12_65">Discorda</text:span><text:span text:style-name="T12_66"><text:s/></text:span><text:span text:style-name="T12_67">z</text:span><text:span text:style-name="T12_68"><text:s/></text:span><text:span text:style-name="T12_69">odcinka</text:span><text:span text:style-name="T12_70"><text:s/></text:span><text:span text:style-name="T12_71">Return</text:span><text:span text:style-name="T12_72"><text:s/></text:span><text:span text:style-name="T12_73">to</text:span><text:span text:style-name="T12_74"><text:s/></text:span><text:span text:style-name="T12_75">the</text:span><text:span text:style-name="T12_76"><text:s/></text:span><text:span text:style-name="T12_77">Harmony</text:span><text:span text:style-name="T12_78">/</text:span><text:span text:style-name="T12_79">Powrót</text:span><text:span text:style-name="T12_80"><text:s/></text:span><text:span text:style-name="T12_81">do</text:span><text:span text:style-name="T12_82"><text:s/></text:span><text:span text:style-name="T12_83">Harmonii</text:span><text:span text:style-name="T12_84"><text:s/></text:span><text:span text:style-name="T12_85">również</text:span><text:span text:style-name="T12_86"><text:s/></text:span><text:span text:style-name="T12_87">nasuwa</text:span><text:span text:style-name="T12_88"><text:s/></text:span><text:span text:style-name="T12_89">się</text:span><text:span text:style-name="T12_90"><text:s/></text:span><text:span text:style-name="T12_91">samo</text:span><text:span text:style-name="T12_92">.<text:s/></text:span><text:span text:style-name="T12_93">I</text:span><text:span text:style-name="T12_94"><text:s/></text:span><text:span text:style-name="T12_95">bardzo</text:span><text:span text:style-name="T12_96"><text:s/></text:span><text:span text:style-name="T12_97">słusznie</text:span><text:span text:style-name="T12_98">,<text:s/></text:span><text:span text:style-name="T12_99">bo</text:span><text:span text:style-name="T12_100"><text:s/></text:span><text:span text:style-name="T12_101">gdzie</text:span><text:span text:style-name="T12_102"><text:s/></text:span><text:span text:style-name="T12_103">nie</text:span><text:span text:style-name="T12_104"><text:s/></text:span><text:span text:style-name="T12_105">ma</text:span><text:span text:style-name="T12_106"><text:s/></text:span><text:span text:style-name="T12_107">tych</text:span><text:span text:style-name="T12_108"><text:s/></text:span><text:span text:style-name="T12_109">cech</text:span><text:span text:style-name="T12_110">,<text:s/></text:span><text:span text:style-name="T12_111">tam</text:span><text:span text:style-name="T12_112"><text:s/></text:span><text:span text:style-name="T12_113">nie</text:span><text:span text:style-name="T12_114"><text:s/></text:span><text:span text:style-name="T12_115">ma</text:span><text:span text:style-name="T12_116"><text:s/></text:span><text:span text:style-name="T12_117">harmonii</text:span><text:span text:style-name="T12_118">,<text:s/></text:span><text:span text:style-name="T12_119">a</text:span><text:span text:style-name="T12_120"><text:s/></text:span><text:span text:style-name="T12_121">jest</text:span><text:span text:style-name="T12_122"><text:s/></text:span><text:span text:style-name="T12_123">chaos</text:span><text:span text:style-name="T12_124">.<text:s/></text:span><text:span text:style-name="T12_125">Chaos</text:span><text:span text:style-name="T12_126"><text:s/></text:span><text:span text:style-name="T12_127">oznacza</text:span><text:span text:style-name="T12_128"><text:s/></text:span><text:span text:style-name="T12_129">nieszczęście</text:span><text:span text:style-name="T12_130">,<text:s/></text:span><text:span text:style-name="T12_131">do</text:span><text:span text:style-name="T12_132"><text:s/></text:span><text:span text:style-name="T12_133">czego</text:span><text:span text:style-name="T12_134"><text:s/></text:span><text:span text:style-name="T12_135">doszli</text:span><text:span text:style-name="T12_136"><text:s/></text:span><text:span text:style-name="T12_137">chyba</text:span><text:span text:style-name="T12_138"><text:s/></text:span><text:span text:style-name="T12_139">wszyscy</text:span><text:span text:style-name="T12_140"><text:s/></text:span><text:span text:style-name="T12_141">nasi</text:span><text:span text:style-name="T12_142"><text:s/></text:span><text:span text:style-name="T12_143">starożytni</text:span><text:span text:style-name="T12_144"><text:s/></text:span><text:span text:style-name="T12_145">przodkowie</text:span><text:span text:style-name="T12_146"><text:s/></text:span><text:span text:style-name="T12_147">i</text:span><text:span text:style-name="T12_148"><text:s/></text:span><text:span text:style-name="T12_149">początek</text:span><text:span text:style-name="T12_150"><text:s/></text:span><text:span text:style-name="T12_151">świata</text:span><text:span text:style-name="T12_152"><text:s/></text:span><text:span text:style-name="T12_153">umieszczali</text:span><text:span text:style-name="T12_154"><text:s/></text:span><text:span text:style-name="T12_155">w</text:span><text:span text:style-name="T12_156"><text:s/></text:span><text:span text:style-name="T12_157">chwili</text:span><text:span text:style-name="T12_158">,<text:s/></text:span><text:span text:style-name="T12_159">kiedy</text:span><text:span text:style-name="T12_160"><text:s/></text:span><text:span text:style-name="T12_161">ten</text:span><text:span text:style-name="T12_162"><text:s/></text:span><text:span text:style-name="T12_163">chaos</text:span><text:span text:style-name="T12_164"><text:s/></text:span><text:span text:style-name="T12_165">jakoś</text:span><text:span text:style-name="T12_166"><text:s/>„</text:span><text:span text:style-name="T12_167">pokonano</text:span><text:span text:style-name="T12_168">”.</text:span></text:p>
      <text:p text:style-name="P13"><text:span text:style-name="T13_1">A</text:span><text:span text:style-name="T13_2"><text:s/></text:span><text:span text:style-name="T13_3">jednak</text:span><text:span text:style-name="T13_4">,<text:s/></text:span><text:span text:style-name="T13_5">pomimo</text:span><text:span text:style-name="T13_6"><text:s/></text:span><text:span text:style-name="T13_7">częstych</text:span><text:span text:style-name="T13_8"><text:s/></text:span><text:span text:style-name="T13_9">deklaracji</text:span><text:span text:style-name="T13_10">,<text:s/></text:span><text:span text:style-name="T13_11">że</text:span><text:span text:style-name="T13_12"><text:s/></text:span><text:span text:style-name="T13_13">wyznajemy</text:span><text:span text:style-name="T13_14"><text:s/></text:span><text:span text:style-name="T13_15">te</text:span><text:span text:style-name="T13_16"><text:s/></text:span><text:span text:style-name="T13_17">piękne</text:span><text:span text:style-name="T13_18"><text:s/></text:span><text:span text:style-name="T13_19">wartości</text:span><text:span text:style-name="T13_20">,<text:s/></text:span><text:span text:style-name="T13_21">to</text:span><text:span text:style-name="T13_22"><text:s/></text:span><text:span text:style-name="T13_23">nie</text:span><text:span text:style-name="T13_24"><text:s/></text:span><text:span text:style-name="T13_25">tylko</text:span><text:span text:style-name="T13_26"><text:s/></text:span><text:span text:style-name="T13_27">zaprzeczamy</text:span><text:span text:style-name="T13_28"><text:s/></text:span><text:span text:style-name="T13_29">temu</text:span><text:span text:style-name="T13_30"><text:s/></text:span><text:span text:style-name="T13_31">swoim</text:span><text:span text:style-name="T13_32"><text:s/></text:span><text:span text:style-name="T13_33">zachowaniem</text:span><text:span text:style-name="T13_34">,<text:s/></text:span><text:span text:style-name="T13_35">ale</text:span><text:span text:style-name="T13_36"><text:s/></text:span><text:span text:style-name="T13_37">również</text:span><text:span text:style-name="T13_38"><text:s/></text:span><text:span text:style-name="T13_39">wyśmiewamy</text:span><text:span text:style-name="T13_40"><text:s/></text:span><text:span text:style-name="T13_41">idee</text:span><text:span text:style-name="T13_42"><text:s/></text:span><text:span text:style-name="T13_43">zakodowane</text:span><text:span text:style-name="T13_44"><text:s/></text:span><text:span text:style-name="T13_45">w</text:span><text:span text:style-name="T13_46"><text:s/></text:span><text:span text:style-name="T13_47">owym</text:span><text:span text:style-name="T13_48"><text:s/></text:span><text:span text:style-name="T13_49">prostym</text:span><text:span text:style-name="T13_50"><text:s/></text:span><text:span text:style-name="T13_51">sekstecie</text:span><text:span text:style-name="T13_52"><text:s/></text:span><text:span text:style-name="T13_53">terminów</text:span><text:span text:style-name="T13_54">.<text:s/></text:span><text:span text:style-name="T13_55">Po</text:span><text:span text:style-name="T13_56"><text:s/></text:span><text:span text:style-name="T13_57">co</text:span><text:span text:style-name="T13_58"><text:s/></text:span><text:span text:style-name="T13_59">być</text:span><text:span text:style-name="T13_60"><text:s/></text:span><text:span text:style-name="T13_61">uczciwym</text:span><text:span text:style-name="T13_62">?<text:s/></text:span><text:span text:style-name="T13_63">Kradzież</text:span><text:span text:style-name="T13_64"><text:s/></text:span><text:span text:style-name="T13_65">i</text:span><text:span text:style-name="T13_66"><text:s/></text:span><text:span text:style-name="T13_67">kłamstwo</text:span><text:span text:style-name="T13_68"><text:s/></text:span><text:span text:style-name="T13_69">to</text:span><text:span text:style-name="T13_70"><text:s/></text:span><text:span text:style-name="T13_71">czysty</text:span><text:span text:style-name="T13_72"><text:s/></text:span><text:span text:style-name="T13_73">zysk</text:span><text:span text:style-name="T13_74">.<text:s/></text:span><text:span text:style-name="T13_75">Mądrość</text:span><text:span text:style-name="T13_76">?<text:s/></text:span><text:span text:style-name="T13_77">Trudna</text:span><text:span text:style-name="T13_78"><text:s/></text:span><text:span text:style-name="T13_79">do</text:span><text:span text:style-name="T13_80"><text:s/></text:span><text:span text:style-name="T13_81">osiągnięcia</text:span><text:span text:style-name="T13_82"><text:s/></text:span><text:span text:style-name="T13_83">i</text:span><text:span text:style-name="T13_84"><text:s/></text:span><text:span text:style-name="T13_85">do</text:span><text:span text:style-name="T13_86"><text:s/></text:span><text:span text:style-name="T13_87">bólu</text:span><text:span text:style-name="T13_88"><text:s/></text:span><text:span text:style-name="T13_89">męcząca</text:span><text:span text:style-name="T13_90">.<text:s/></text:span><text:span text:style-name="T13_91">Optymizm</text:span><text:span text:style-name="T13_92"><text:s/></text:span><text:span text:style-name="T13_93">i</text:span><text:span text:style-name="T13_94"><text:s/></text:span><text:span text:style-name="T13_95">wesołość</text:span><text:span text:style-name="T13_96"><text:s/></text:span><text:span text:style-name="T13_97">łatwo</text:span><text:span text:style-name="T13_98"><text:s/></text:span><text:span text:style-name="T13_99">pomylić</text:span><text:span text:style-name="T13_100"><text:s/></text:span><text:span text:style-name="T13_101">z</text:span><text:span text:style-name="T13_102"><text:s/></text:span><text:span text:style-name="T13_103">czystą</text:span><text:span text:style-name="T13_104"><text:s/></text:span><text:span text:style-name="T13_105">głupotą</text:span><text:span text:style-name="T13_106">.</text:span></text:p>
      <text:p text:style-name="P14"><text:span text:style-name="T14_1">Jestem</text:span><text:span text:style-name="T14_2"><text:s/></text:span><text:span text:style-name="T14_3">humanistą</text:span><text:span text:style-name="T14_4"><text:s/></text:span><text:span text:style-name="T14_5">i</text:span><text:span text:style-name="T14_6"><text:s/></text:span><text:span text:style-name="T14_7">idealistą</text:span><text:span text:style-name="T14_8">.<text:s/></text:span><text:span text:style-name="T14_9">Zawsze</text:span><text:span text:style-name="T14_10"><text:s/></text:span><text:span text:style-name="T14_11">wierzyłem</text:span><text:span text:style-name="T14_12"><text:s/></text:span><text:span text:style-name="T14_13">w</text:span><text:span text:style-name="T14_14"><text:s/></text:span><text:span text:style-name="T14_15">takie</text:span><text:span text:style-name="T14_16"><text:s/></text:span><text:span text:style-name="T14_17">abstrakcyjne</text:span><text:span text:style-name="T14_18"><text:s/></text:span><text:span text:style-name="T14_19">rzeczy</text:span><text:span text:style-name="T14_20">,<text:s/></text:span><text:span text:style-name="T14_21">jak</text:span><text:span text:style-name="T14_22"><text:s/></text:span><text:span text:style-name="T14_23">sprawiedliwość</text:span><text:span text:style-name="T14_24">,<text:s/></text:span><text:span text:style-name="T14_25">miłość</text:span><text:span text:style-name="T14_26">,<text:s/></text:span><text:span text:style-name="T14_27">przyjaźń</text:span><text:span text:style-name="T14_28">,<text:s/></text:span><text:span text:style-name="T14_29">dlatego</text:span><text:span text:style-name="T14_30"><text:s/></text:span><text:span text:style-name="T14_31">w</text:span><text:span text:style-name="T14_32"><text:s/></text:span><text:span text:style-name="T14_33">zaprezentowanym</text:span><text:span text:style-name="T14_34"><text:s/></text:span><text:span text:style-name="T14_35">uniwersum</text:span><text:span text:style-name="T14_36"><text:s/></text:span><text:span text:style-name="T14_37">MLP</text:span><text:span text:style-name="T14_38">:<text:s/></text:span><text:span text:style-name="T14_39">FiM</text:span><text:span text:style-name="T14_40"><text:s/></text:span><text:span text:style-name="T14_41">poczułem</text:span><text:span text:style-name="T14_42"><text:s/></text:span><text:span text:style-name="T14_43">się</text:span><text:span text:style-name="T14_44"><text:s/></text:span><text:span text:style-name="T14_45">jak</text:span><text:span text:style-name="T14_46"><text:s/></text:span><text:span text:style-name="T14_47">w</text:span><text:span text:style-name="T14_48"><text:s/></text:span><text:span text:style-name="T14_49">świecie</text:span><text:span text:style-name="T14_50"><text:s/></text:span><text:span text:style-name="T14_51">własnej</text:span><text:span text:style-name="T14_52"><text:s/></text:span><text:span text:style-name="T14_53">wyobraźni</text:span><text:span text:style-name="T14_54">.<text:s/></text:span><text:span text:style-name="T14_55">Wbrew</text:span><text:span text:style-name="T14_56"><text:s/></text:span><text:span text:style-name="T14_57">temu</text:span><text:span text:style-name="T14_58">,<text:s/></text:span><text:span text:style-name="T14_59">że</text:span><text:span text:style-name="T14_60"><text:s/></text:span><text:span text:style-name="T14_61">wielu</text:span><text:span text:style-name="T14_62"><text:s/></text:span><text:span text:style-name="T14_63">ludzi</text:span><text:span text:style-name="T14_64"><text:s/></text:span><text:span text:style-name="T14_65">uważa</text:span><text:span text:style-name="T14_66"><text:s/></text:span><text:span text:style-name="T14_67">mnie</text:span><text:span text:style-name="T14_68"><text:s/></text:span><text:span text:style-name="T14_69">za</text:span><text:span text:style-name="T14_70"><text:s/></text:span><text:span text:style-name="T14_71">frajera</text:span><text:span text:style-name="T14_72">,<text:s/></text:span><text:span text:style-name="T14_73">to</text:span><text:span text:style-name="T14_74"><text:s/></text:span><text:span text:style-name="T14_75">namawiam</text:span><text:span text:style-name="T14_76"><text:s/></text:span><text:span text:style-name="T14_77">ich</text:span><text:span text:style-name="T14_78">...<text:s/></text:span><text:span text:style-name="T14_79">namawiam</text:span><text:span text:style-name="T14_80"><text:s/></text:span><text:span text:style-name="T14_81">Was</text:span><text:span text:style-name="T14_82">:<text:s/></text:span><text:span text:style-name="T14_83">też</text:span><text:span text:style-name="T14_84"><text:s/></text:span><text:span text:style-name="T14_85">bądźcie</text:span><text:span text:style-name="T14_86"><text:s/></text:span><text:span text:style-name="T14_87">frajerami</text:span><text:span text:style-name="T14_88"><text:s/></text:span><text:span text:style-name="T14_89">i</text:span><text:span text:style-name="T14_90"><text:s/></text:span><text:span text:style-name="T14_91">nie</text:span><text:span text:style-name="T14_92"><text:s/></text:span><text:span text:style-name="T14_93">tylko</text:span><text:span text:style-name="T14_94"><text:s/></text:span><text:span text:style-name="T14_95">uwierzcie</text:span><text:span text:style-name="T14_96"><text:s/></text:span><text:span text:style-name="T14_97">w</text:span><text:span text:style-name="T14_98"><text:s/></text:span><text:span text:style-name="T14_99">Elementy</text:span><text:span text:style-name="T14_100"><text:s/></text:span><text:span text:style-name="T14_101">Harmonii</text:span><text:span text:style-name="T14_102">,<text:s/></text:span><text:span text:style-name="T14_103">ale</text:span><text:span text:style-name="T14_104"><text:s/></text:span><text:span text:style-name="T14_105">i</text:span><text:span text:style-name="T14_106"><text:s/></text:span><text:span text:style-name="T14_107">spróbujcie</text:span><text:span text:style-name="T14_108"><text:s/></text:span><text:span text:style-name="T14_109">je</text:span><text:span text:style-name="T14_110"><text:s/></text:span><text:span text:style-name="T14_111">wpisać</text:span><text:span text:style-name="T14_112"><text:s/></text:span><text:span text:style-name="T14_113">do</text:span><text:span text:style-name="T14_114"><text:s/></text:span><text:span text:style-name="T14_115">kodu</text:span><text:span text:style-name="T14_116"><text:s/></text:span><text:span text:style-name="T14_117">własnej</text:span><text:span text:style-name="T14_118"><text:s/></text:span><text:span text:style-name="T14_119">duszy</text:span><text:span text:style-name="T14_120">.<text:s/></text:span><text:span text:style-name="T14_121">Bo</text:span><text:span text:style-name="T14_122"><text:s/></text:span><text:span text:style-name="T14_123">jeśli</text:span><text:span text:style-name="T14_124"><text:s/></text:span><text:span text:style-name="T14_125">będzie</text:span><text:span text:style-name="T14_126"><text:s/></text:span><text:span text:style-name="T14_127">nas</text:span><text:span text:style-name="T14_128"><text:s/></text:span><text:span text:style-name="T14_129">więcej</text:span><text:span text:style-name="T14_130">,<text:s/></text:span><text:span text:style-name="T14_131">to</text:span><text:span text:style-name="T14_132"><text:s/></text:span><text:span text:style-name="T14_133">wtedy</text:span><text:span text:style-name="T14_134"><text:s/></text:span><text:span text:style-name="T14_135">automatycznie</text:span><text:span text:style-name="T14_136"><text:s/></text:span><text:span text:style-name="T14_137">przestaniemy</text:span><text:span text:style-name="T14_138"><text:s/></text:span><text:span text:style-name="T14_139">być</text:span><text:span text:style-name="T14_140"><text:s/></text:span><text:span text:style-name="T14_141">frajerami</text:span><text:span text:style-name="T14_142">.<text:s/></text:span><text:span text:style-name="T14_143">Wbrew</text:span><text:span text:style-name="T14_144"><text:s/></text:span><text:span text:style-name="T14_145">pozorom</text:span><text:span text:style-name="T14_146">,<text:s/></text:span><text:span text:style-name="T14_147">w</text:span><text:span text:style-name="T14_148"><text:s/></text:span><text:span text:style-name="T14_149">lepszym</text:span><text:span text:style-name="T14_150"><text:s/></text:span><text:span text:style-name="T14_151">świecie</text:span><text:span text:style-name="T14_152"><text:s/></text:span><text:span text:style-name="T14_153">łatwiej</text:span><text:span text:style-name="T14_154"><text:s/></text:span><text:span text:style-name="T14_155">żyć</text:span><text:span text:style-name="T14_156">.<text:s/></text:span><text:span text:style-name="T14_157">Łatwiej</text:span><text:span text:style-name="T14_158"><text:s/></text:span><text:span text:style-name="T14_159">być</text:span><text:span text:style-name="T14_160"><text:s/></text:span><text:span text:style-name="T14_161">uczciwym</text:span><text:span text:style-name="T14_162"><text:s/></text:span><text:span text:style-name="T14_163">i</text:span><text:span text:style-name="T14_164"><text:s/></text:span><text:span text:style-name="T14_165">mądrym</text:span><text:span text:style-name="T14_166">,<text:s/></text:span><text:span text:style-name="T14_167">niż</text:span><text:span text:style-name="T14_168"><text:s/></text:span><text:span text:style-name="T14_169">głupim</text:span><text:span text:style-name="T14_170"><text:s/></text:span><text:span text:style-name="T14_171">i</text:span><text:span text:style-name="T14_172"><text:s/></text:span><text:span text:style-name="T14_173">zakłamanym</text:span><text:span text:style-name="T14_1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